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note">
      <style:text-properties officeooo:rsid="00158523" officeooo:paragraph-rsid="00158523"/>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line-height="150%" fo:text-align="justify" style:justify-single-word="false"/>
      <style:text-properties officeooo:rsid="00158523" officeooo:paragraph-rsid="00158523"/>
    </style:style>
    <style:style style:name="P4" style:family="paragraph" style:parent-style-name="Standard">
      <style:paragraph-properties fo:line-height="150%" fo:text-align="justify" style:justify-single-word="false"/>
    </style:style>
    <style:style style:name="P5" style:family="paragraph" style:parent-style-name="Standard">
      <style:paragraph-properties fo:line-height="150%" fo:text-align="justify" style:justify-single-word="false"/>
      <style:text-properties officeooo:paragraph-rsid="00158523"/>
    </style:style>
    <style:style style:name="P6" style:family="paragraph" style:parent-style-name="Standard">
      <style:paragraph-properties fo:line-height="150%" fo:text-align="justify" style:justify-single-word="false"/>
      <style:text-properties officeooo:rsid="00162f3f" officeooo:paragraph-rsid="00162f3f"/>
    </style:style>
    <style:style style:name="P7" style:family="paragraph" style:parent-style-name="Standard">
      <style:paragraph-properties fo:line-height="150%" fo:text-align="justify" style:justify-single-word="false"/>
      <style:text-properties fo:font-weight="bold" officeooo:rsid="00162f3f" officeooo:paragraph-rsid="00162f3f" style:font-weight-asian="bold" style:font-weight-complex="bold"/>
    </style:style>
    <style:style style:name="P8" style:family="paragraph" style:parent-style-name="Standard">
      <style:paragraph-properties fo:line-height="150%" fo:text-align="justify" style:justify-single-word="false"/>
      <style:text-properties officeooo:rsid="00169f6e" officeooo:paragraph-rsid="00169f6e"/>
    </style:style>
    <style:style style:name="T1" style:family="text">
      <style:text-properties officeooo:rsid="00158523"/>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169f6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Qu’est-ce que les Lumières ? - <text:span text:style-name="T1">Kant (1784)</text:span></text:p>
      <text:p text:style-name="Standard"/>
      <text:p text:style-name="Standard"/>
      <text:p text:style-name="P4"><text:span text:style-name="T3"><text:tab/>« </text:span><text:span text:style-name="T2">Les lumières</text:span><text:span text:style-name="T2"><text:note text:id="ftn1" text:note-class="footnote"><text:note-citation>1</text:note-citation><text:note-body><text:p text:style-name="P1">Aufklärung</text:p></text:note-body></text:note></text:span><text:span text:style-name="T2"> sont ce qui fait sortir l’homme de la minorité qu’il doit s’imputer à lui-même</text:span>. La <text:span text:style-name="T2">minorité</text:span> consiste dans l’incapacité où il est de se servir de son intelligence sans être dirigé par autrui. Il doit <text:span text:style-name="T2">s’imputer à lui-même</text:span> cette minorité, quand elle n’a pas pour cause le manque d’intelligence, mais l’absence de la résolution et du courage nécessaires pour user de son esprit sans être guidé par un autre. <text:span text:style-name="T2">Sapere aude</text:span>, aie le courage de te servir de ta <text:span text:style-name="T2">propre</text:span> intelligence ! voilà donc la devise des lumières.</text:p>
      <text:p text:style-name="P4"/>
      <text:p text:style-name="P5"><text:tab/>La paresse et la lâcheté sont les causes qui font qu’une si grande partie des hommes, après avoir été depuis longtemps affranchis par la nature de toute direction étrangère, restent volontiers mineurs toute leur vie, et qu’il est si facile aux autres de s’ériger en tuteurs. Il est si commode d’être mineur ! J’ai un livre qui a de l’esprit pour moi, un directeur qui a de la conscience pour moi, un médecin qui juge pour moi du régime qui me convient, etc. ; pourquoi me donnerais-je de la peine ? Je n’ai pas besoin de penser, pourvu que je puisse payer ; d’autres se chargeront pour moi de cette ennuyeuse occupation. Que la plus grande partie des hommes (et avec eux le beau sexe tout entier) tiennent pour difficile, même pour très-dangereux, le passage de la minorité à la majorité ; c’est à quoi visent avant tout ces tuteurs qui se sont chargés avec tant de bonté de la haute surveillance de leurs semblables. <text:span text:style-name="T1">[…]</text:span></text:p>
      <text:p text:style-name="P3"/>
      <text:p text:style-name="P4"><text:tab/>Il est donc difficile pour chaque individu en particulier de travailler à sortir de la minorité qui lui est presque devenue une seconde nature. Il en est même arrivé à l'aimer, et provisoirement il est tout à fait incapable de se servir de sa propre intelligence, parce qu'on ne lui permet jamais d'en faire l'essai. »</text:p>
      <text:p text:style-name="P4"/>
      <text:p text:style-name="P7">Questions :</text:p>
      <text:p text:style-name="P6">1. A votre avis, que faut-il entendre par les « lumières » (<text:span text:style-name="T2">Aufklärung</text:span><text:span text:style-name="T3">) ? Est-ce seulement une certaine période historique ?</text:span></text:p>
      <text:p text:style-name="P6">2. A quelle condition l’homme peut-il être considéré comme responsable de son ignorance ?</text:p>
      <text:p text:style-name="P6">3. <text:span text:style-name="T4">Expliquez « après avoir été depuis longtemps affranchis par la nature de toute direction étrangère ».</text:span></text:p>
      <text:p text:style-name="P8">4. Pourquoi est-il « commode » d’être mineur ?</text:p>
      <text:p text:style-name="P8">5. Kant parle de la « bonté » des tuteurs. Faut-il prendre cette remarque au premier degré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05T11:10:05.996000000</meta:creation-date>
    <dc:date>2022-09-12T14:50:05.997000000</dc:date>
    <meta:editing-duration>PT10M6S</meta:editing-duration>
    <meta:editing-cycles>2</meta:editing-cycles>
    <meta:generator>LibreOffice/7.3.1.3$Windows_X86_64 LibreOffice_project/a69ca51ded25f3eefd52d7bf9a5fad8c90b87951</meta:generator>
    <meta:document-statistic meta:table-count="0" meta:image-count="0" meta:object-count="0" meta:page-count="1" meta:paragraph-count="11" meta:word-count="403" meta:character-count="2283" meta:non-whitespace-character-count="1888"/>
  </office:meta>
</office:document-meta>
</file>